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32 nod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.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37" calcext:value-type="float">
            <text:p>6.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7" calcext:value-type="float">
            <text:p>6.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55" calcext:value-type="float">
            <text:p>7.55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34" calcext:value-type="float">
            <text:p>8.34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96" calcext:value-type="float">
            <text:p>8.9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26" calcext:value-type="float">
            <text:p>10.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72" calcext:value-type="float">
            <text:p>15.72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21" calcext:value-type="float">
            <text:p>30.21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24 nod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32" calcext:value-type="float">
            <text:p>5.32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76" calcext:value-type="float">
            <text:p>5.76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08" calcext:value-type="float">
            <text:p>6.08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2" calcext:value-type="float">
            <text:p>7.52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31" calcext:value-type="float">
            <text:p>8.3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02" calcext:value-type="float">
            <text:p>9.02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14" calcext:value-type="float">
            <text:p>10.14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88" calcext:value-type="float">
            <text:p>10.88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6 nod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56" calcext:value-type="float">
            <text:p>5.56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36" calcext:value-type="float">
            <text:p>6.3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06" calcext:value-type="float">
            <text:p>7.0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05" calcext:value-type="float">
            <text:p>8.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02" calcext:value-type="float">
            <text:p>9.02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32" calcext:value-type="float">
            <text:p>10.32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21" calcext:value-type="float">
            <text:p>11.21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02" calcext:value-type="float">
            <text:p>15.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8 nod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3" calcext:value-type="float">
            <text:p>3.7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76" calcext:value-type="float">
            <text:p>5.76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03" calcext:value-type="float">
            <text:p>6.03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51" calcext:value-type="float">
            <text:p>7.51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35" calcext:value-type="float">
            <text:p>8.35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4" calcext:value-type="float">
            <text:p>8.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2" calcext:value-type="float">
            <text:p>11.02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45" calcext:value-type="float">
            <text:p>11.45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58" calcext:value-type="float">
            <text:p>12.58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98" calcext:value-type="float">
            <text:p>17.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4 nod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5" calcext:value-type="float">
            <text:p>5.9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6" calcext:value-type="float">
            <text:p>6.56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66" calcext:value-type="float">
            <text:p>7.6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91" calcext:value-type="float">
            <text:p>9.9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725" calcext:value-type="float">
            <text:p>10.72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6" calcext:value-type="float">
            <text:p>10.86</text:p>
          </table:table-cell>
          <table:table-cell office:value-type="float" office:value="2.8125" calcext:value-type="float">
            <text:p>2.8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6" calcext:value-type="float">
            <text:p>13.6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85" calcext:value-type="float">
            <text:p>13.8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98" calcext:value-type="float">
            <text:p>15.9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0:40:53.159827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23:46:29.133923831</meta:creation-date>
    <meta:generator>LibreOffice/4.2.8.2$Linux_X86_64 LibreOffice_project/420m0$Build-2</meta:generator>
    <dc:date>2015-07-16T11:27:38.823038406</dc:date>
    <meta:editing-duration>PT1H37M12S</meta:editing-duration>
    <meta:editing-cycles>13</meta:editing-cycles>
    <meta:document-statistic meta:table-count="1" meta:cell-count="203" meta:object-count="0"/>
  </office:meta>
</office:document-meta>
</file>